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JSONParserTest2.test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JSONParserTest2.test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JSONParserTest2.test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JSONParserTest2.tes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JSONParserTest2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JSONParser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JSONParserTest2.test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